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4">
      <style:text-properties fo:font-weight="bold" style:font-weight-asian="bold" style:font-weight-complex="bold"/>
    </style:style>
    <style:style style:name="P6" style:family="paragraph" style:parent-style-name="Text_20_body" style:list-style-name="L4">
      <style:text-properties fo:font-weight="normal" style:font-weight-asian="normal" style:font-weight-complex="normal"/>
    </style:style>
    <style:style style:name="P7" style:family="paragraph" style:parent-style-name="Text_20_body" style:list-style-name="L5"/>
    <style:style style:name="P8" style:family="paragraph" style:parent-style-name="Text_20_body" style:list-style-name="L6"/>
    <style:style style:name="P9" style:family="paragraph" style:parent-style-name="Pendenz_20_erledigt" style:list-style-name="L7"/>
    <style:style style:name="P10" style:family="paragraph" style:parent-style-name="Heading_20_3" style:list-style-name="Numbering_20_1"/>
    <style:style style:name="P11" style:family="paragraph" style:parent-style-name="Pendenz" style:list-style-name="L7"/>
    <style:style style:name="P12" style:family="paragraph" style:parent-style-name="Pendenz" style:list-style-name="L7">
      <style:text-properties style:text-line-through-style="solid" style:font-size-asian="10.5pt"/>
    </style:style>
    <style:style style:name="P13" style:family="paragraph" style:parent-style-name="Pendenz" style:list-style-name="L7">
      <style:text-properties style:text-line-through-style="solid"/>
    </style:style>
    <style:style style:name="P14" style:family="paragraph" style:parent-style-name="Pendenz" style:list-style-name="L7">
      <style:text-properties fo:color="#ff0000"/>
    </style:style>
    <style:style style:name="P15" style:family="paragraph" style:parent-style-name="Pendenz" style:list-style-name="L7">
      <style:text-properties style:use-window-font-color="true" fo:font-style="italic" style:font-style-asian="italic" style:font-style-complex="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G Iatrix</text:p>
      <text:p text:style-name="Subtitle">Spezifikationen</text:p>
      <text:list xml:id="list765767088" text:style-name="Numbering_20_1">
        <text:list-item>
          <text:p text:style-name="Heading_20_1">Problemliste</text:p>
          <text:list>
            <text:list-item>
              <text:p text:style-name="Heading_20_2">Benennungen</text:p>
            </text:list-item>
          </text:list>
        </text:list-item>
      </text:list>
      <text:list xml:id="list978491826" text:style-name="L1">
        <text:list-item>
          <text:p text:style-name="P1">Datum</text:p>
          <text:list>
            <text:list-item>
              <text:p text:style-name="P1">Informelles Datum (freier Text)</text:p>
            </text:list-item>
          </text:list>
        </text:list-item>
        <text:list-item>
          <text:p text:style-name="P1">Nr.</text:p>
          <text:list>
            <text:list-item>
              <text:p text:style-name="P1">Informelle Problemnummer. Sortierung möglich, falls Form x.z verwendet wird</text:p>
            </text:list-item>
          </text:list>
        </text:list-item>
        <text:list-item>
          <text:p text:style-name="P1">Problem/Diagnose</text:p>
          <text:list>
            <text:list-item>
              <text:p text:style-name="P1">Informelle Beschreibung des Problems (Diagnose aus Sicht des Arztes)</text:p>
            </text:list-item>
          </text:list>
        </text:list-item>
        <text:list-item>
          <text:p text:style-name="P1">Proc/Medic</text:p>
          <text:list>
            <text:list-item>
              <text:p text:style-name="P1">Procedere, Medikation</text:p>
            </text:list-item>
          </text:list>
        </text:list-item>
        <text:list-item>
          <text:p text:style-name="P1">Code</text:p>
          <text:list>
            <text:list-item>
              <text:p text:style-name="P1">Code für Rechnung, z. B. KK-Diagnose</text:p>
            </text:list-item>
          </text:list>
        </text:list-item>
        <text:list-item>
          <text:p text:style-name="P1">(Status)</text:p>
          <text:list>
            <text:list-item>
              <text:p text:style-name="P1">Zustand des Problems (Aktiv, Abgeschlossen)</text:p>
            </text:list-item>
          </text:list>
        </text:list-item>
      </text:list>
      <text:p text:style-name="Text_20_body"/>
      <text:list xml:id="list157391898" text:continue-list="list765767088" text:style-name="Numbering_20_1">
        <text:list-item>
          <text:p text:style-name="Heading_20_1">Integration ICPC</text:p>
          <text:list>
            <text:list-item>
              <text:p text:style-name="Heading_20_2">Probleme/Episoden</text:p>
            </text:list-item>
            <text:list-item>
              <text:p text:style-name="Heading_20_2">Encounters</text:p>
            </text:list-item>
          </text:list>
        </text:list-item>
      </text:list>
      <text:list xml:id="list90457951" text:style-name="L2">
        <text:list-item>
          <text:p text:style-name="P2">Pro Problem-Zuordnung zu Konsultation soll es genau 1 Encounter geben, nicht mehrere (Vorschlag von Sbu)</text:p>
          <text:list>
            <text:list-item>
              <text:p text:style-name="P2">Bisher ist es möglich, einer Kons ein Problem mehrere Male zuzuweisen, in dem das Problem mehrmals ins Textfeld der Konsultation gezogen wird. Dies erzeugt mehrere unabhängige Encounters. Dies ist inkonsistent und kann verwirren. Falls ein Encounter bereits besteht, soll dieser verwendet werden, statt dass ein neuer Encounter erzeugt wird.</text:p>
            </text:list-item>
          </text:list>
        </text:list-item>
        <text:list-item>
          <text:p text:style-name="P2">Wird in KG Iatrix ein Problem einer Kons zugewiesen (ankreuzen in der Liste), soll nicht automatisch ein Xref-Link im Textfeld erzeugt werden. Dies sollte in Zukunft evtl. konfigurierbar sein.</text:p>
        </text:list-item>
        <text:list-item>
          <text:p text:style-name="P2">Wird eine Problemzuweisung entfernt, soll der zugehörige Encounter gelöscht werden (evtl. Nachfrage, wenn im Encounter schon Daten enthalten sind). Falls der Encounter im Textfeld eingefügt wurde, muss dieser visuell markiert werden, damit erkannt wird, dass der Encounter nicht mehr existiert.</text:p>
        </text:list-item>
        <text:list-item>
          <text:p text:style-name="P2">Erstellung eines neuen Encounters:</text:p>
          <text:list>
            <text:list-item>
              <text:p text:style-name="P2">Als Diagnose Code von Problem automatisch übernehmen, falls der Code ICPC-codiert ist.</text:p>
            </text:list-item>
          </text:list>
        </text:list-item>
      </text:list>
      <text:list xml:id="list1590451065" text:continue-list="list157391898" text:style-name="Numbering_20_1">
        <text:list-item>
          <text:list>
            <text:list-item>
              <text:list>
                <text:list-item>
                  <text:p text:style-name="P10"><text:soft-page-break/>Selektierung von Encounter</text:p>
                </text:list-item>
              </text:list>
            </text:list-item>
          </text:list>
        </text:list-item>
      </text:list>
      <text:list xml:id="list1037744034" text:style-name="L3">
        <text:list-item>
          <text:p text:style-name="P3">Zuständigkeit zur Selektion liegt bei entsprechender View, die Encounter anzeigt</text:p>
        </text:list-item>
        <text:list-item>
          <text:p text:style-name="P3">Problemliste muss Problem-Selektions-Events generieren (als Encounters)</text:p>
        </text:list-item>
      </text:list>
      <text:list xml:id="list1823646268" text:style-name="L4">
        <text:list-item>
          <text:p text:style-name="P4">Kons-Assignent-Viewer muss Problem-Selektions-Events generieren (als Encounters)</text:p>
        </text:list-item>
        <text:list-item>
          <text:p text:style-name="P4">Kons-Listen müssen Kons-Selektions-Events generieren [OK]</text:p>
        </text:list-item>
        <text:list-item>
          <text:p text:style-name="P5">Konflikt:</text:p>
          <text:list>
            <text:list-item>
              <text:p text:style-name="P6">Encounter enspricht Zuordnung von Problem zu Konsultation</text:p>
            </text:list-item>
            <text:list-item>
              <text:p text:style-name="P6">Encounter soll selektiert werden, wenn Anwender explizit einen Encounter wählt.</text:p>
            </text:list-item>
            <text:list-item>
              <text:p text:style-name="P6">Encounter kann auch implizit selektiert werden: Wenn Problem und Kons selektiert wurden, sollte der zugehörige Encounter selektiert werden</text:p>
            </text:list-item>
            <text:list-item>
              <text:p text:style-name="P6">Wer ist dafür zuständig?</text:p>
            </text:list-item>
            <text:list-item>
              <text:p text:style-name="P6">Schnittstelle notwendig:</text:p>
              <text:list>
                <text:list-item>
                  <text:p text:style-name="P6">ICPC-Plugin sollte sich in GlobalEvents einklinken (z. B. Plugin-Aktivator)</text:p>
                </text:list-item>
                <text:list-item>
                  <text:p text:style-name="P6">Wenn Problem und Kons selektiert werden (fireSelectionEvent, clearEvent), sollte der zugehörige Encounter selektiert oder deselektiert werden (falls vorhanden)</text:p>
                </text:list-item>
                <text:list-item>
                  <text:p text:style-name="P6">Wird ein Encounter selektiert, sollte auch die zugehörige Episode selektiert werden.</text:p>
                </text:list-item>
              </text:list>
            </text:list-item>
            <text:list-item>
              <text:p text:style-name="P6">Bis auf Weiteres:</text:p>
              <text:list>
                <text:list-item>
                  <text:p text:style-name="P6">ProblemAssignemntViewer selektiert zusätzlich zu Problem auch Encounter (nicht konsequent, aber temporär sinnvoll)</text:p>
                </text:list-item>
              </text:list>
            </text:list-item>
          </text:list>
        </text:list-item>
      </text:list>
      <text:p text:style-name="Text_20_body"/>
      <text:p text:style-name="Text_20_body"/>
      <text:list xml:id="list1735279459" text:continue-list="list1590451065" text:style-name="Numbering_20_1">
        <text:list-item>
          <text:p text:style-name="Heading_20_1">Rechungs-Codes (KK-Diagnosen)</text:p>
          <text:list>
            <text:list-item>
              <text:p text:style-name="Heading_20_2">Verwendung</text:p>
            </text:list-item>
          </text:list>
        </text:list-item>
      </text:list>
      <text:list xml:id="list1292348701" text:style-name="L5">
        <text:list-item>
          <text:p text:style-name="P7">Nur genau eine Diagnose pro Problem.</text:p>
          <text:list>
            <text:list-item>
              <text:p text:style-name="P7">Neuzuordnung löscht und ersetzt bisherige Zuordnung</text:p>
            </text:list-item>
            <text:list-item>
              <text:p text:style-name="P7">Neuzuordnung ändert Diagnose von allen Konsultationen, die noch nicht verrechnet wurden.</text:p>
            </text:list-item>
          </text:list>
        </text:list-item>
        <text:list-item>
          <text:p text:style-name="P7">Umbenennen von "Rg-Dx" zu "Code".</text:p>
        </text:list-item>
      </text:list>
      <text:list xml:id="list983088875" text:continue-list="list1735279459" text:style-name="Numbering_20_1">
        <text:list-item>
          <text:list>
            <text:list-item>
              <text:p text:style-name="Heading_20_2">Thesaurus</text:p>
            </text:list-item>
          </text:list>
        </text:list-item>
      </text:list>
      <text:list xml:id="list1022328323" text:style-name="L6">
        <text:list-item>
          <text:p text:style-name="P8">Codes, die einem Problem zugeordnet werden, sollen automatisch in eine anderes Diagnose-System konvertiert werden können.</text:p>
          <text:list>
            <text:list-item>
              <text:p text:style-name="P8">Ist eine Konvertierung noch nicht bekannt, wird der Anwender nachgefragt.</text:p>
            </text:list-item>
            <text:list-item>
              <text:p text:style-name="P8">Bereits bekannte Zuordnungen werden automatisch verwendet, ohne Nachfrage.</text:p>
            </text:list-item>
          </text:list>
        </text:list-item>
        <text:list-item>
          <text:p text:style-name="P8">Die Zuordnung findet statt, wenn</text:p>
          <text:list>
            <text:list-item>
              <text:p text:style-name="P8">ein Problem einer Konsultation zugeordnet wird</text:p>
            </text:list-item>
            <text:list-item>
              <text:p text:style-name="P8">Der Code eines Problems geändert wird und der neue Code den Konsultationen zugefügt wird, denen das Problem zugeordnet ist.</text:p>
            </text:list-item>
          </text:list>
        </text:list-item>
        <text:list-item>
          <text:p text:style-name="P8">Die Zuordnung kann entweder abhängig vom Gesetz oder global erfolgen. Dies sollte bei der Nachfrage der Zuordnung angegeben werden können.</text:p>
        </text:list-item>
        <text:list-item>
          <text:p text:style-name="P8">Die Zuordnungen müssen in einer separaten View bearbeitbar sein. Für jede Zuordnung <text:soft-page-break/>muss das Gesetz bzw. Abrechungssystem angegeben werden können.</text:p>
        </text:list-item>
        <text:list-item>
          <text:p text:style-name="P8">Es soll gesetz-abhängige und gesetzä-unabhängige Zuordnungen geben. Eine gesetz-abhängige Zuordnung hat Vorrang vor einer gesetz-unabhängigen Zuordnung.</text:p>
        </text:list-item>
      </text:list>
      <text:list xml:id="list167763129" text:continue-list="list983088875" text:style-name="Numbering_20_1">
        <text:list-item>
          <text:p text:style-name="Heading_20_1">Pendenzen</text:p>
        </text:list-item>
      </text:list>
      <text:list xml:id="list1386362611" text:style-name="L7">
        <text:list-item>
          <text:p text:style-name="P9">21.03.2009, dl: Problemliste: "Procedere" in "Proc./Medic." umbenennen</text:p>
        </text:list-item>
        <text:list-item>
          <text:p text:style-name="P9">21.03.2009, dl: Problemliste: "Rg-Dx" in "Code" umbenennen</text:p>
        </text:list-item>
        <text:list-item>
          <text:p text:style-name="P11">21.03.2009, Prio 2, dl: Wird ein Encounter ins Textfeld gezogen, darf kein neuer Encounter erzeugt werden, falls schon einer existiert.</text:p>
          <text:list>
            <text:list-item>
              <text:p text:style-name="P14">Korrektur in elexis-icpc notwendig</text:p>
            </text:list-item>
          </text:list>
        </text:list-item>
        <text:list-item>
          <text:p text:style-name="P11">21.03.2009, Prio 2, dl: XRefs in Texteld, die auf gelöschte Encounters verweisen, müssen entsprechend visuell markiert werden, z. B. rot statt grün.</text:p>
          <text:list>
            <text:list-item>
              <text:p text:style-name="P11">OK: Doppelklick auf Encounter kontrolliert, ob dieser existiert, und aktiviert ihn nicht, falls er exisitert.</text:p>
            </text:list-item>
            <text:list-item>
              <text:p text:style-name="P14">Korrektur in elexis-icpc notwendig</text:p>
            </text:list-item>
          </text:list>
        </text:list-item>
        <text:list-item>
          <text:p text:style-name="P11">21.03.2009, Prio 3, dl: Code für Sprach-Übersetzung vorbereiten. Alle Strings durch entsprechende Message-IDs ersetzen.</text:p>
        </text:list-item>
        <text:list-item>
          <text:p text:style-name="P12">21.03.2009, dl: View "Test KonsListView" zu "Konsultationen Iatrix" umbenennen.</text:p>
        </text:list-item>
        <text:list-item>
          <text:p text:style-name="P13">27.03.2009, Prio 1, dl: Wird eine Zuordnung von Problem zu Kons aufgelöst, und hat der zugehörige Encounter bereits Daten zugeordnet, muss nachgefragt werden.</text:p>
          <text:list>
            <text:list-item>
              <text:p text:style-name="P11">TODO: Sicherstellen, dass nur ein Encounter pro Kons/Problem existieren kann. getEncounters() durch getEncounter() ersetzen. Andernfalls muss eine Möglichkeit gesucht werden, um mehrere Encounters auswählen zu können.</text:p>
            </text:list-item>
          </text:list>
        </text:list-item>
        <text:list-item>
          <text:p text:style-name="P11">27.03.2009, Prio 1, dl: Wird eine Problem-Zuordnung in der Liste markiert, soll der entsprechende Encounter aktiviert werden. Wird ein Problem in der Problemliste aktiviert, und ist eine Konsultation selektiert, der das Problem zugeordnet ist, soll der entsprechende Encounter aktiviert werden. Ensprechend soll ggf. ein Encounter wieder deaktiviert werden, falls die Auswahl nicht mehr zutrifft (z. B. Problem ausgewählt, aber keiner Kons zugeordnet.)</text:p>
        </text:list-item>
        <text:list-item>
          <text:p text:style-name="P11">27.03.2009, Prio 2, dl: Interface erstellen, damit Plugins in GlobalEvents Selektions-Konflikte verwalten können (Plugins sind auf ihre eingenen Objekte beschränkt)</text:p>
        </text:list-item>
        <text:list-item>
          <text:p text:style-name="P11">27.03.2009, Prio 1, dl: Every call to GlobalEvents.getInstance().fireSelectionEvent(Problem): Convert Problem to Episode (using conversion method of Problem). Sonst können konfliktierende Selektionen entstehen (Episode und anderes Problem). Es dürfen ausschliesslich Episoden selektiert werden ,keine Probleme (jedes Problem ist eine Episode)</text:p>
          <text:list>
            <text:list-item>
              <text:p text:style-name="P15">Moeglicher Work-around: Iatrix registriert sich als Empfaenger von SelectionEvents. Falls ein Problem selektiert wird, prueft Iatrix, ob die zugehoerige Episode selektiert ist. Falls nicht, selektiert es diese Episode explizit.</text:p>
            </text:list-item>
            <text:list-item>
              <text:p text:style-name="P14">Dies sollte in Elexis, GlobalEvents, implementiert werden.</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style:font-size-asian="10.5pt"/>
    </style:style>
    <style:style style:name="Heading" style:family="paragraph" style:parent-style-name="Standard" style:next-style-name="Text_20_body" style:list-style-name="Numbering_20_1"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Pendenz" style:family="paragraph" style:parent-style-name="Text_20_body"/>
    <style:style style:name="Pendenz_20_erledigt" style:display-name="Pendenz erledigt" style:family="paragraph" style:parent-style-name="Pendenz" style:next-style-name="Pendenz">
      <style:text-properties style:text-line-through-style="solid" style:font-size-asian="10.5pt"/>
    </style:style>
    <style:style style:name="Heading_20_3" style:display-name="Heading 3" style:family="paragraph" style:parent-style-name="Heading" style:next-style-name="Text_20_body" style:list-style-name="List_20_1"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651cm" text:min-label-distance="0.25cm"/>
      </text:list-level-style-number>
      <text:list-level-style-number text:level="2" text:style-name="Numbering_20_Symbols" style:num-format="1" text:display-levels="2">
        <style:list-level-properties text:space-before="0.501cm" text:min-label-width="0.651cm" text:min-label-distance="0.25cm"/>
      </text:list-level-style-number>
      <text:list-level-style-number text:level="3" text:style-name="Numbering_20_Symbols" style:num-format="1" text:display-levels="3">
        <style:list-level-properties text:space-before="1cm" text:min-label-width="0.651cm" text:min-label-distance="0.25cm"/>
      </text:list-level-style-number>
      <text:list-level-style-number text:level="4" text:style-name="Numbering_20_Symbols" style:num-suffix="." style:num-format="1">
        <style:list-level-properties text:space-before="1.501cm" text:min-label-width="0.651cm" text:min-label-distance="0.25cm"/>
      </text:list-level-style-number>
      <text:list-level-style-number text:level="5" text:style-name="Numbering_20_Symbols" style:num-suffix="." style:num-format="1">
        <style:list-level-properties text:space-before="2cm" text:min-label-width="0.651cm" text:min-label-distance="0.25cm"/>
      </text:list-level-style-number>
      <text:list-level-style-number text:level="6" text:style-name="Numbering_20_Symbols" style:num-suffix="." style:num-format="1">
        <style:list-level-properties text:space-before="2.501cm" text:min-label-width="0.651cm" text:min-label-distance="0.25cm"/>
      </text:list-level-style-number>
      <text:list-level-style-number text:level="7" text:style-name="Numbering_20_Symbols" style:num-suffix="." style:num-format="1">
        <style:list-level-properties text:space-before="3cm" text:min-label-width="0.651cm" text:min-label-distance="0.25cm"/>
      </text:list-level-style-number>
      <text:list-level-style-number text:level="8" text:style-name="Numbering_20_Symbols" style:num-suffix="." style:num-format="1">
        <style:list-level-properties text:space-before="3.501cm" text:min-label-width="0.651cm" text:min-label-distance="0.25cm"/>
      </text:list-level-style-number>
      <text:list-level-style-number text:level="9" text:style-name="Numbering_20_Symbols" style:num-suffix="." style:num-format="1">
        <style:list-level-properties text:space-before="4cm" text:min-label-width="0.651cm" text:min-label-distance="0.25cm"/>
      </text:list-level-style-number>
      <text:list-level-style-number text:level="10" text:style-name="Numbering_20_Symbols" style:num-suffix="." style:num-format="1">
        <style:list-level-properties text:space-before="4.501cm" text:min-label-width="0.651cm" text:min-label-distance="0.25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3-27T20:46:33</meta:creation-date>
    <dc:date>2010-01-12T23:24:33</dc:date>
    <meta:editing-cycles>36</meta:editing-cycles>
    <meta:editing-duration>PT04H12M28S</meta:editing-duration>
    <dc:creator>Daniel Lutz</dc:creator>
    <meta:printed-by>Daniel Lutz</meta:printed-by>
    <meta:print-date>2010-01-12T21:38:51</meta:print-date>
    <meta:document-statistic meta:table-count="0" meta:image-count="0" meta:object-count="0" meta:page-count="3" meta:paragraph-count="74" meta:word-count="856" meta:character-count="6219"/>
    <meta:user-defined meta:name="Info 1"/>
    <meta:user-defined meta:name="Info 2"/>
    <meta:user-defined meta:name="Info 3"/>
    <meta:user-defined meta:name="Info 4"/>
  </office:meta>
</office:document-meta>
</file>